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table:style-name="ce1"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5.73392868" calcext:value-type="float">
            <text:p>35,73392868</text:p>
          </table:table-cell>
          <table:table-cell table:style-name="ce1" office:value-type="float" office:value="5.331444937E-026" calcext:value-type="float">
            <text:p>5,33E-026</text:p>
          </table:table-cell>
          <table:table-cell office:value-type="float" office:value="3.140535831" calcext:value-type="float">
            <text:p>3,140535831</text:p>
          </table:table-cell>
          <table:table-cell table:style-name="ce2" table:formula="of:=([.E3]-[.E2])/[.E2]" office:value-type="float" office:value="0.0175541811165286" calcext:value-type="float">
            <text:p>0,01755418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81" calcext:value-type="float">
            <text:p>16681</text:p>
          </table:table-cell>
          <table:table-cell office:value-type="float" office:value="25.10180473" calcext:value-type="float">
            <text:p>25,10180473</text:p>
          </table:table-cell>
          <table:table-cell table:style-name="ce1" office:value-type="float" office:value="4.333446718E-020" calcext:value-type="float">
            <text:p>4,33E-020</text:p>
          </table:table-cell>
          <table:table-cell office:value-type="float" office:value="2.547481298" calcext:value-type="float">
            <text:p>2,54748129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81" calcext:value-type="float">
            <text:p>16681</text:p>
          </table:table-cell>
          <table:table-cell office:value-type="float" office:value="25.97452736" calcext:value-type="float">
            <text:p>25,97452736</text:p>
          </table:table-cell>
          <table:table-cell table:style-name="ce1" office:value-type="float" office:value="4.446668357E-020" calcext:value-type="float">
            <text:p>4,45E-020</text:p>
          </table:table-cell>
          <table:table-cell office:value-type="float" office:value="2.554040194" calcext:value-type="float">
            <text:p>2,554040194</text:p>
          </table:table-cell>
          <table:table-cell table:formula="of:=([.E5]-[.E4])/[.E4]" office:value-type="float" office:value="0.00257465913690882" calcext:value-type="float">
            <text:p>0,00257465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951" calcext:value-type="float">
            <text:p>16951</text:p>
          </table:table-cell>
          <table:table-cell office:value-type="float" office:value="25.64451218" calcext:value-type="float">
            <text:p>25,64451218</text:p>
          </table:table-cell>
          <table:table-cell table:style-name="ce1" office:value-type="float" office:value="3.412934303E-017" calcext:value-type="float">
            <text:p>3,41E-017</text:p>
          </table:table-cell>
          <table:table-cell office:value-type="float" office:value="2.145534277" calcext:value-type="float">
            <text:p>2,14553427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951" calcext:value-type="float">
            <text:p>16951</text:p>
          </table:table-cell>
          <table:table-cell office:value-type="float" office:value="25.28743744" calcext:value-type="float">
            <text:p>25,28743744</text:p>
          </table:table-cell>
          <table:table-cell table:style-name="ce1" office:value-type="float" office:value="3.448303885E-017" calcext:value-type="float">
            <text:p>3,45E-017</text:p>
          </table:table-cell>
          <table:table-cell office:value-type="float" office:value="2.149597645" calcext:value-type="float">
            <text:p>2,149597645</text:p>
          </table:table-cell>
          <table:table-cell table:style-name="ce3" table:formula="of:=([.E7]-[.E6])/[.E6]" office:value-type="float" office:value="0.00189387232987105" calcext:value-type="float">
            <text:p>0,00189387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04" calcext:value-type="float">
            <text:p>17004</text:p>
          </table:table-cell>
          <table:table-cell office:value-type="float" office:value="64.92568207" calcext:value-type="float">
            <text:p>64,92568207</text:p>
          </table:table-cell>
          <table:table-cell table:style-name="ce1" office:value-type="float" office:value="6.102566924E-016" calcext:value-type="float">
            <text:p>6,10E-016</text:p>
          </table:table-cell>
          <table:table-cell office:value-type="float" office:value="1.867393851" calcext:value-type="float">
            <text:p>1,86739385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04" calcext:value-type="float">
            <text:p>17004</text:p>
          </table:table-cell>
          <table:table-cell office:value-type="float" office:value="145.5964203" calcext:value-type="float">
            <text:p>145,5964203</text:p>
          </table:table-cell>
          <table:table-cell table:style-name="ce1" office:value-type="float" office:value="4.652421636E-016" calcext:value-type="float">
            <text:p>4,65E-016</text:p>
          </table:table-cell>
          <table:table-cell office:value-type="float" office:value="1.873932004" calcext:value-type="float">
            <text:p>1,873932004</text:p>
          </table:table-cell>
          <table:table-cell table:style-name="ce3" table:formula="of:=([.E9]-[.E8])/[.E8]" office:value-type="float" office:value="0.00350121801916544" calcext:value-type="float">
            <text:p>0,0035012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19" calcext:value-type="float">
            <text:p>17219</text:p>
          </table:table-cell>
          <table:table-cell office:value-type="float" office:value="114.7610626" calcext:value-type="float">
            <text:p>114,7610626</text:p>
          </table:table-cell>
          <table:table-cell table:style-name="ce1" office:value-type="float" office:value="0.0000000000001722107971" calcext:value-type="float">
            <text:p>1,72E-013</text:p>
          </table:table-cell>
          <table:table-cell office:value-type="float" office:value="1.732730389" calcext:value-type="float">
            <text:p>1,73273038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19" calcext:value-type="float">
            <text:p>17219</text:p>
          </table:table-cell>
          <table:table-cell office:value-type="float" office:value="111.5440598" calcext:value-type="float">
            <text:p>111,5440598</text:p>
          </table:table-cell>
          <table:table-cell table:style-name="ce1" office:value-type="float" office:value="0.0000000000001713570421" calcext:value-type="float">
            <text:p>1,71E-013</text:p>
          </table:table-cell>
          <table:table-cell office:value-type="float" office:value="1.734359264" calcext:value-type="float">
            <text:p>1,734359264</text:p>
          </table:table-cell>
          <table:table-cell table:style-name="ce3" table:formula="of:=([.E11]-[.E10])/[.E10]" office:value-type="float" office:value="0.000940062580041686" calcext:value-type="float">
            <text:p>0,00094006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240" calcext:value-type="float">
            <text:p>17240</text:p>
          </table:table-cell>
          <table:table-cell office:value-type="float" office:value="111.5498962" calcext:value-type="float">
            <text:p>111,5498962</text:p>
          </table:table-cell>
          <table:table-cell table:style-name="ce1" office:value-type="float" office:value="0.000000000001055604605" calcext:value-type="float">
            <text:p>1,06E-012</text:p>
          </table:table-cell>
          <table:table-cell office:value-type="float" office:value="1.579634786" calcext:value-type="float">
            <text:p>1,57963478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240" calcext:value-type="float">
            <text:p>17240</text:p>
          </table:table-cell>
          <table:table-cell office:value-type="float" office:value="104.4376068" calcext:value-type="float">
            <text:p>104,4376068</text:p>
          </table:table-cell>
          <table:table-cell table:style-name="ce1" office:value-type="float" office:value="0.0000000000009823021303" calcext:value-type="float">
            <text:p>9,82E-013</text:p>
          </table:table-cell>
          <table:table-cell office:value-type="float" office:value="1.580306649" calcext:value-type="float">
            <text:p>1,580306649</text:p>
          </table:table-cell>
          <table:table-cell table:formula="of:=([.E13]-[.E12])/[.E12]" office:value-type="float" office:value="0.000425328060609065" calcext:value-type="float">
            <text:p>0,00042532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256" calcext:value-type="float">
            <text:p>17256</text:p>
          </table:table-cell>
          <table:table-cell office:value-type="float" office:value="129.7080536" calcext:value-type="float">
            <text:p>129,7080536</text:p>
          </table:table-cell>
          <table:table-cell table:style-name="ce1" office:value-type="float" office:value="0.00000000006417148757" calcext:value-type="float">
            <text:p>6,42E-011</text:p>
          </table:table-cell>
          <table:table-cell office:value-type="float" office:value="1.469284296" calcext:value-type="float">
            <text:p>1,46928429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256" calcext:value-type="float">
            <text:p>17256</text:p>
          </table:table-cell>
          <table:table-cell office:value-type="float" office:value="222.9008026" calcext:value-type="float">
            <text:p>222,9008026</text:p>
          </table:table-cell>
          <table:table-cell table:style-name="ce1" office:value-type="float" office:value="0.00000000006408302361" calcext:value-type="float">
            <text:p>6,41E-011</text:p>
          </table:table-cell>
          <table:table-cell office:value-type="float" office:value="1.475107431" calcext:value-type="float">
            <text:p>1,475107431</text:p>
          </table:table-cell>
          <table:table-cell table:formula="of:=([.E15]-[.E14])/[.E14]" office:value-type="float" office:value="0.00396324592582454" calcext:value-type="float">
            <text:p>0,00396324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18" calcext:value-type="float">
            <text:p>17318</text:p>
          </table:table-cell>
          <table:table-cell office:value-type="float" office:value="220.32341" calcext:value-type="float">
            <text:p>220,32341</text:p>
          </table:table-cell>
          <table:table-cell table:style-name="ce1" office:value-type="float" office:value="0.0000000006534233155" calcext:value-type="float">
            <text:p>6,53E-010</text:p>
          </table:table-cell>
          <table:table-cell office:value-type="float" office:value="1.443610191" calcext:value-type="float">
            <text:p>1,44361019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18" calcext:value-type="float">
            <text:p>17318</text:p>
          </table:table-cell>
          <table:table-cell office:value-type="float" office:value="244.7611084" calcext:value-type="float">
            <text:p>244,7611084</text:p>
          </table:table-cell>
          <table:table-cell table:style-name="ce1" office:value-type="float" office:value="0.0000000006722309376" calcext:value-type="float">
            <text:p>6,72E-010</text:p>
          </table:table-cell>
          <table:table-cell office:value-type="float" office:value="1.450136185" calcext:value-type="float">
            <text:p>1,450136185</text:p>
          </table:table-cell>
          <table:table-cell table:formula="of:=([.E17]-[.E16])/[.E16]" office:value-type="float" office:value="0.00452060676814658" calcext:value-type="float">
            <text:p>0,00452060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95" calcext:value-type="float">
            <text:p>17495</text:p>
          </table:table-cell>
          <table:table-cell office:value-type="float" office:value="264.7124329" calcext:value-type="float">
            <text:p>264,7124329</text:p>
          </table:table-cell>
          <table:table-cell table:style-name="ce1" office:value-type="float" office:value="0.000000005203878661" calcext:value-type="float">
            <text:p>5,20E-009</text:p>
          </table:table-cell>
          <table:table-cell office:value-type="float" office:value="1.413810015" calcext:value-type="float">
            <text:p>1,4138100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95" calcext:value-type="float">
            <text:p>17495</text:p>
          </table:table-cell>
          <table:table-cell office:value-type="float" office:value="471.5036621" calcext:value-type="float">
            <text:p>471,5036621</text:p>
          </table:table-cell>
          <table:table-cell table:style-name="ce1" office:value-type="float" office:value="0.000000005200735398" calcext:value-type="float">
            <text:p>5,20E-009</text:p>
          </table:table-cell>
          <table:table-cell office:value-type="float" office:value="1.438317418" calcext:value-type="float">
            <text:p>1,438317418</text:p>
          </table:table-cell>
          <table:table-cell table:style-name="ce3" table:formula="of:=([.E19]-[.E18])/[.E18]" office:value-type="float" office:value="0.0173342972110718" calcext:value-type="float">
            <text:p>0,01733429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26" calcext:value-type="float">
            <text:p>17526</text:p>
          </table:table-cell>
          <table:table-cell office:value-type="float" office:value="468.5616455" calcext:value-type="float">
            <text:p>468,5616455</text:p>
          </table:table-cell>
          <table:table-cell table:style-name="ce1" office:value-type="float" office:value="0.00000003083907529" calcext:value-type="float">
            <text:p>3,08E-008</text:p>
          </table:table-cell>
          <table:table-cell office:value-type="float" office:value="1.392424583" calcext:value-type="float">
            <text:p>1,39242458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26" calcext:value-type="float">
            <text:p>17526</text:p>
          </table:table-cell>
          <table:table-cell office:value-type="float" office:value="412.4642944" calcext:value-type="float">
            <text:p>412,4642944</text:p>
          </table:table-cell>
          <table:table-cell table:style-name="ce1" office:value-type="float" office:value="0.00000003081978051" calcext:value-type="float">
            <text:p>3,08E-008</text:p>
          </table:table-cell>
          <table:table-cell office:value-type="float" office:value="1.396812797" calcext:value-type="float">
            <text:p>1,396812797</text:p>
          </table:table-cell>
          <table:table-cell table:style-name="ce3" table:formula="of:=([.E21]-[.E20])/[.E20]" office:value-type="float" office:value="0.00315149132927941" calcext:value-type="float">
            <text:p>0,00315149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542" calcext:value-type="float">
            <text:p>17542</text:p>
          </table:table-cell>
          <table:table-cell office:value-type="float" office:value="567.7407837" calcext:value-type="float">
            <text:p>567,7407837</text:p>
          </table:table-cell>
          <table:table-cell table:style-name="ce1" office:value-type="float" office:value="0.00000002967553314" calcext:value-type="float">
            <text:p>2,97E-008</text:p>
          </table:table-cell>
          <table:table-cell office:value-type="float" office:value="1.401088357" calcext:value-type="float">
            <text:p>1,401088357</text:p>
          </table:table-cell>
          <table:table-cell/>
        </table:table-row>
        <table:table-row table:style-name="ro2">
          <table:table-cell table:number-columns-repeated="5"/>
          <table:table-cell table:formula="of:=AVERAGE([.F3];[.F5];[.F7];[.F9];[.F11];[.F13];[.F15];[.F17];[.F19];[.F21])" office:value-type="float" office:value="0.0055858962477447" calcext:value-type="float">
            <text:p>0,0055858962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6:35.764581962</dc:date>
    <meta:document-statistic meta:table-count="1" meta:cell-count="121" meta:object-count="0"/>
    <meta:generator>LibreOffice/4.1.5.3$Linux_X86_64 LibreOffice_project/410m0$Build-3</meta:generator>
  </office:meta>
</office:document-meta>
</file>